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01cm" table:align="margins"/>
    </style:style>
    <style:style style:name="Table1.A" style:family="table-column">
      <style:table-column-properties style:column-width="8.901cm" style:rel-column-width="32767*"/>
    </style:style>
    <style:style style:name="Table1.B" style:family="table-column">
      <style:table-column-properties style:column-width="8.901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MU Serif"/>
    </style:style>
    <style:style style:name="P2" style:family="paragraph" style:parent-style-name="Standard">
      <style:paragraph-properties fo:text-align="center" style:justify-single-word="false"/>
      <style:text-properties style:font-name="CMU Serif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MU Serif"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CMU Serif" fo:font-size="26pt" fo:font-weight="bold" style:font-size-asian="26pt" style:font-weight-asian="bold" style:font-size-complex="26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CM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M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MU Serif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Université de ABC III</text:p>
            <text:p text:style-name="P5">UFR de Philosophie</text:p>
            <text:p text:style-name="P5">École Doctorale XYZ</text:p>
            <text:p text:style-name="P5">UMR 42</text:p>
          </table:table-cell>
          <table:table-cell table:style-name="Table1.A1" office:value-type="string">
            <text:p text:style-name="P5">Université de GHI</text:p>
            <text:p text:style-name="P5">Faculté de Philosophie et Lettres </text:p>
            <text:p text:style-name="P6">École Doctorale X'YZ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4">Quisque erat felis,</text:p>
      <text:p text:style-name="P4">ultrices a aliquam nec</text:p>
      <text:p text:style-name="P1"/>
      <text:p text:style-name="P1"/>
      <text:p text:style-name="P1"/>
      <text:p text:style-name="P3">Thèse réalisée en cotutelle pour le doctorat en philosophie </text:p>
      <text:p text:style-name="P3">présentée par Mme X</text:p>
      <text:p text:style-name="P3"/>
      <text:p text:style-name="P3">soutenue le 18 avril 2014 </text:p>
      <text:p text:style-name="P3"/>
      <text:p text:style-name="P3">Sous la direction de M. Ipsum et de M. Sit Amet</text:p>
      <text:p text:style-name="P3"/>
      <text:p text:style-name="P3"/>
      <text:p text:style-name="P3">Membres du jury :</text:p>
      <text:p text:style-name="P3"/>
      <text:p text:style-name="P3">M. Ipsum, Professeur, Université de ABC III</text:p>
      <text:p text:style-name="P3">Mme Madameu, Professeur, Université de EFG</text:p>
      <text:p text:style-name="P3">M. Monsieûr, Professeur, Université de HIJ</text:p>
      <text:p text:style-name="P3">M. Sit Amet, Professeur, Université de KLM</text:p>
      <text:p text:style-name="P3">M. Xyz, Professeur, Université de ABC I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1.6cm" fo:margin-right="1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20:18:33</meta:creation-date>
    <dc:date>2014-01-09T22:01:28</dc:date>
    <meta:editing-duration>PT3H1M14S</meta:editing-duration>
    <meta:editing-cycles>32</meta:editing-cycles>
    <meta:generator>LibreOffice/3.5$MacOSX_x86 LibreOffice_project/e0fbe70-dcba98b-297ab39-994e618-0f858f0</meta:generator>
    <meta:document-statistic meta:table-count="1" meta:image-count="0" meta:object-count="0" meta:page-count="1" meta:paragraph-count="19" meta:word-count="96" meta:character-count="555" meta:non-whitespace-character-count="475"/>
  </office:meta>
</office:document-meta>
</file>